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ae29" officeooo:paragraph-rsid="0009ae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ae29" officeooo:paragraph-rsid="0009ae2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6d17" officeooo:paragraph-rsid="000c6d1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4736" officeooo:paragraph-rsid="000d473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ae29" officeooo:paragraph-rsid="0009ae2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6d17" officeooo:paragraph-rsid="000c6d1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9ae29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d4736" officeooo:paragraph-rsid="000d473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91bd" officeooo:paragraph-rsid="000e91b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e91bd" officeooo:paragraph-rsid="000e91bd" style:font-weight-asian="bold" style:font-weight-complex="bold"/>
    </style:style>
    <style:style style:name="T1" style:family="text">
      <style:text-properties officeooo:rsid="000d4736"/>
    </style:style>
    <style:style style:name="T2" style:family="text">
      <style:text-properties fo:font-weight="normal" officeooo:rsid="000d4736" style:font-weight-asian="normal" style:font-weight-complex="normal"/>
    </style:style>
    <style:style style:name="T3" style:family="text">
      <style:text-properties fo:font-weight="normal" officeooo:rsid="0009ae2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</text:p>
      <text:p text:style-name="P2">3/02/2023</text:p>
      <text:p text:style-name="P5">Read <text:span text:style-name="T1">design </text:span>documentation - 1 hour </text:p>
      <text:p text:style-name="P7"><text:span text:style-name="T2">Drew out basic </text:span><text:span text:style-name="T3">UML - 1 hour</text:span></text:p>
      <text:p text:style-name="P3">6/02/2023</text:p>
      <text:p text:style-name="P6">Design talk with S<text:span text:style-name="T1">hau</text:span>n and Gwion - 1 hour</text:p>
      <text:p text:style-name="P4">08/02/2023</text:p>
      <text:p text:style-name="P8">watched lecture on UI, discord discussion of code implementation - 1 hour</text:p>
      <text:p text:style-name="P10">08/02/2023</text:p>
      <text:p text:style-name="P9">Team meeting in library – 1 hour</text:p>
      <text:p text:style-name="P10">09/02/2023</text:p>
      <text:p text:style-name="P9">Research: Forsyth-Edwards Notation, other OO chess designs – 2 hour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4:51:47.711069375</meta:creation-date>
    <dc:date>2023-02-09T15:03:13.428631951</dc:date>
    <meta:editing-duration>PT4H57M3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55" meta:character-count="328" meta:non-whitespace-character-count="281"/>
  </office:meta>
</office:document-meta>
</file>